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officeooo:paragraph-rsid="0016134c"/>
    </style:style>
    <style:style style:name="P3"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4" style:family="paragraph" style:parent-style-name="Standard">
      <style:paragraph-properties fo:margin-left="0cm" fo:margin-right="0cm" fo:orphans="2" fo:widows="2" fo:text-indent="0cm" style:auto-text-indent="false"/>
    </style:style>
    <style:style style:name="T1" style:family="text">
      <style:text-properties officeooo:rsid="0016134c"/>
    </style:style>
    <style:style style:name="T2" style:family="text">
      <style:text-properties officeooo:rsid="00175682"/>
    </style:style>
    <style:style style:name="T3" style:family="text">
      <style:text-properties fo:font-variant="normal" fo:text-transform="none" fo:color="#222222" loext:opacity="100%" style:font-name="Arial"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 QUÊ é a Transformação Digital?</text:p>
      <text:p text:style-name="P1">Transformação digital é uma série mudanças que está influenciando a vida das pessoas em vários aspectos, como o lado profissional e de como podemos nos comportar como clientes, com maior liberdade de escolha e interação. Para as empresas a transformação digital está promovendo múltiplas oportunidades para criação de novos produtos e serviços e aumento substancial de alcance para todos os tipos de consumidores, com acesso a segmentos de clientes com apenas alguns cliques.</text:p>
      <text:p text:style-name="P1"/>
      <text:p text:style-name="P1"/>
      <text:p text:style-name="P1">ONDE cabe aplicarmos a Transformação Digital?</text:p>
      <text:p text:style-name="P2">Creio que a transformação digital dev<text:span text:style-name="T2">a</text:span> ser aplicada onde ela ainda não existe <text:span text:style-name="T1">por completo</text:span>. Entendo que essa transformação não é apenas tecnológica, mas sim <text:span text:style-name="T1">nos</text:span> modelos dos negócios <text:span text:style-name="T1">e no estilo de vida</text:span>. <text:span text:style-name="T1">Aquele pequeno negócio, de um cômodo apenas, que vende fruta. Com as informações certas, o dono pode evitar desperdício de vegetais apodrecidos no final do dia. Quem são seus clientes, quais os dias de maior movimento, qual tipo de fruta ou legume ele mais vende? Será que ele pode implementar um serviço de entrega antes? E aquela outrora grande empresa, que tipo de novos negócios ou mercado ela pode se inserir? Como aproveitar sua marca que foi construída através de anos?</text:span></text:p>
      <text:p text:style-name="P1"/>
      <text:p text:style-name="P1">QUANDO devemos promover a transformação?</text:p>
      <text:p text:style-name="P1">Pra ontem. As empresas que não tem o devido entendimento da transformação digital vão ficar para trás. Não se trata apenas de tecnologia, trata-se de novos negócios. Entender as tendências é fundamental.</text:p>
      <text:p text:style-name="P1"/>
      <text:p text:style-name="P1">COMO, ou com quais ferramentas digitais, podemos atuar? Acredito que ferramenta digital seja qualquer aparelho usado para comunicação entre pessoas e computadores. Por exemplo, Smartphones, tablets, PCs, Internet das Coisas.</text:p>
      <text:p text:style-name="P1"/>
      <text:p text:style-name="P1"/>
      <text:p text:style-name="P1"/>
      <text:p text:style-name="P1">E por último, e não menos importante, como vimos na nossa primeira ROL...</text:p>
      <text:p text:style-name="P1"/>
      <text:p text:style-name="P1">POR QUE estamos promovendo essa mudança e qual o propósito?</text:p>
      <text:p text:style-name="P4"><text:span text:style-name="T3">ssa mudança é, na verdade, uma mudança de atitude. Estamos mais preocupados hoje com o meio ambiente e o respeito ao próximo. Graças, principalmente, as redes sociais, o consumidor ganhou mais força. Atualmente é muito fácil que uma reclamação (ou elogio) alcance milhares e até milhões de pessoas. Por isso a responsabilidade das empresas aumentou. Não basta apenas crescer e ganhar dinheiro. As organizações podem ganhar valor melhorando a vida de seus consumidores.</text:span> </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8T19:31:05.866000000</meta:creation-date>
    <dc:date>2021-11-09T20:18:00.988000000</dc:date>
    <meta:editing-duration>PT50M54S</meta:editing-duration>
    <meta:editing-cycles>2</meta:editing-cycles>
    <meta:generator>LibreOffice/7.1.6.2$Windows_X86_64 LibreOffice_project/0e133318fcee89abacd6a7d077e292f1145735c3</meta:generator>
    <meta:document-statistic meta:table-count="0" meta:image-count="0" meta:object-count="0" meta:page-count="1" meta:paragraph-count="10" meta:word-count="363" meta:character-count="2299" meta:non-whitespace-character-count="1945"/>
  </office:meta>
</office:document-meta>
</file>